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horndale" svg:font-family="Thorndale"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Takri" svg:font-family="'Noto Sans Tak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marker-start="" draw:fill-color="#f60e1f" draw:textarea-horizontal-align="justify" draw:textarea-vertical-align="middle" draw:auto-grow-height="false" fo:min-height="0.15cm" fo:min-width="18.5cm"/>
    </style:style>
    <style:style style:name="gr2" style:family="graphic" style:parent-style-name="standard">
      <style:graphic-properties svg:stroke-color="#f60e1f" draw:textarea-horizontal-align="justify" draw:textarea-vertical-align="middle" draw:auto-grow-height="false" fo:min-height="0.566cm" fo:min-width="0.424cm"/>
    </style:style>
    <style:style style:name="gr3" style:family="graphic" style:parent-style-name="standard">
      <style:graphic-properties svg:stroke-color="#f60e1f" draw:fill="solid" draw:fill-color="#f60e1f" draw:textarea-horizontal-align="justify" draw:textarea-vertical-align="middle" draw:auto-grow-height="false" fo:min-height="0.25cm" fo:min-width="0.2cm"/>
    </style:style>
    <style:style style:name="gr4" style:family="graphic">
      <style:graphic-properties draw:stroke="none" svg:stroke-width="0.026cm" svg:stroke-color="#000000" draw:marker-start="" draw:marker-start-width="0.3cm" draw:marker-start-center="false" draw:marker-end="" draw:marker-end-width="0.3cm" draw:marker-end-center="false" draw:stroke-linejoin="miter" draw:fill="solid" draw:fill-color="#008000" draw:secondary-fill-color="#b3b3b3" draw:textarea-horizontal-align="center" draw:textarea-vertical-align="middle" draw:auto-grow-height="false" draw:fit-to-size="false" style:shrink-to-fit="false" fo:min-height="6.84cm" fo:min-width="12.801cm" fo:padding-top="0.131cm" fo:padding-bottom="0.131cm" fo:padding-left="0.25cm" fo:padding-right="0.25cm" fo:wrap-option="wrap" draw:shadow="visible" draw:shadow-offset-x="2cm" draw:shadow-offset-y="-1.999cm" draw:shadow-color="#94bd5e" draw:shadow-opacity="60%"/>
      <style:paragraph-properties style:writing-mode="lr-tb"/>
    </style:style>
    <style:style style:name="gr5" style:family="graphic" style:parent-style-name="standard">
      <style:graphic-properties draw:marker-start="Arrow" draw:fill-color="#388e3c" draw:textarea-horizontal-align="justify" draw:textarea-vertical-align="middle" draw:auto-grow-height="false" fo:min-height="0.55cm" fo:min-width="0.3cm"/>
    </style:style>
    <style:style style:name="gr6" style:family="graphic" style:parent-style-name="standard">
      <style:graphic-properties draw:fill-color="#388e3c" draw:textarea-horizontal-align="justify" draw:textarea-vertical-align="middle" draw:auto-grow-height="false" fo:min-height="0.85cm" fo:min-width="0.8cm"/>
    </style:style>
    <style:style style:name="gr7" style:family="graphic" style:parent-style-name="standard">
      <style:graphic-properties draw:fill-color="#388e3c" draw:textarea-horizontal-align="justify" draw:textarea-vertical-align="middle" draw:auto-grow-height="false" fo:min-height="1.35cm" fo:min-width="1.05cm"/>
    </style:style>
    <style:style style:name="gr8" style:family="graphic" style:parent-style-name="standard">
      <style:graphic-properties draw:fill-color="#388e3c" draw:textarea-horizontal-align="justify" draw:textarea-vertical-align="middle" draw:auto-grow-height="false" fo:min-height="1.75cm" fo:min-width="0.3cm"/>
    </style:style>
    <style:style style:name="P1" style:family="paragraph">
      <loext:graphic-properties draw:fill-color="#f60e1f"/>
      <style:paragraph-properties fo:text-align="center"/>
    </style:style>
    <style:style style:name="P2" style:family="paragraph">
      <style:paragraph-properties fo:text-align="center"/>
    </style:style>
    <style:style style:name="P3" style:family="paragraph">
      <loext:graphic-properties draw:fill="solid" draw:fill-color="#f60e1f"/>
      <style:paragraph-properties fo:text-align="center"/>
    </style:style>
    <style:style style:name="P4"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5" style:family="paragraph">
      <loext:graphic-properties draw:fill="solid" draw:fill-color="#008000" draw:secondary-fill-color="#b3b3b3"/>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P6" style:family="paragraph">
      <loext:graphic-properties draw:fill-color="#388e3c"/>
      <style:paragraph-properties fo:text-align="center"/>
    </style:style>
    <style:style style:name="T1"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19cm" svg:height="0.4cm" svg:x="1cm" svg:y="1cm">
          <text:p/>
          <draw:enhanced-geometry svg:viewBox="0 0 21600 21600" draw:type="rectangle" draw:enhanced-path="M 0 0 L 21600 0 21600 21600 0 21600 0 0 Z N"/>
        </draw:custom-shape>
        <draw:g>
          <draw:custom-shape draw:style-name="gr2" draw:text-style-name="P2" draw:layer="layout" svg:width="1.7cm" svg:height="1.5cm" svg:x="2cm" svg:y="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1.7cm" svg:height="1.5cm" svg:x="5cm" svg:y="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1.7cm" svg:height="1.5cm" svg:x="8cm" svg:y="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1.7cm" svg:height="1.5cm" svg:x="11cm" svg:y="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1.7cm" svg:height="1.5cm" svg:x="14cm" svg:y="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1.7cm" svg:height="1.5cm" svg:x="17cm" svg:y="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custom-shape draw:style-name="gr3" draw:text-style-name="P3" draw:layer="layout" svg:width="1.2cm" svg:height="1cm" svg:x="1cm" svg:y="1.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cm" svg:height="1cm" svg:x="3.9cm" svg:y="1.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cm" svg:height="1cm" svg:x="6.8cm" svg:y="1.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cm" svg:height="1cm" svg:x="9.8cm" svg:y="1.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cm" svg:height="1cm" svg:x="12.8cm" svg:y="1.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cm" svg:height="1cm" svg:x="15.8cm" svg:y="1.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cm" svg:height="1cm" svg:x="18.8cm" svg:y="1.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 draw:text-style-name="P5" draw:layer="layout" svg:width="13.3cm" svg:height="7.101cm" svg:x="3.7cm" svg:y="6.7cm">
          <text:p text:style-name="P4"><text:span text:style-name="T1">З новим роком!!!</text:span></text:p>
          <text:p text:style-name="P4"><text:span text:style-name="T1"/></text:p>
          <draw:enhanced-geometry svg:viewBox="0 0 21600 21600"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5" draw:text-style-name="P6" draw:layer="layout" svg:width="1.6cm" svg:height="2.4cm" svg:x="2.8cm" svg:y="1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6" draw:layer="layout" svg:width="2.6cm" svg:height="3.3cm" svg:x="2.3cm" svg:y="1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6" draw:layer="layout" svg:width="3.1cm" svg:height="4.8cm" svg:x="2cm" svg:y="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6" draw:layer="layout" svg:width="0.8cm" svg:height="2cm" svg:x="3.2cm" svg:y="18.6cm">
            <text:p/>
            <draw:enhanced-geometry svg:viewBox="0 0 21600 21600" draw:type="rectangle" draw:enhanced-path="M 0 0 L 21600 0 21600 21600 0 21600 0 0 Z N"/>
          </draw:custom-shape>
        </draw:g>
        <draw:g>
          <draw:custom-shape draw:style-name="gr5" draw:text-style-name="P6" draw:layer="layout" svg:width="1.6cm" svg:height="2.4cm" svg:x="6.3cm" svg:y="1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6" draw:layer="layout" svg:width="2.6cm" svg:height="3.3cm" svg:x="5.8cm" svg:y="1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6" draw:layer="layout" svg:width="3.1cm" svg:height="4.8cm" svg:x="5.5cm" svg:y="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6" draw:layer="layout" svg:width="0.8cm" svg:height="2cm" svg:x="6.7cm" svg:y="18.6cm">
            <text:p/>
            <draw:enhanced-geometry svg:viewBox="0 0 21600 21600" draw:type="rectangle" draw:enhanced-path="M 0 0 L 21600 0 21600 21600 0 21600 0 0 Z N"/>
          </draw:custom-shape>
        </draw:g>
        <draw:g>
          <draw:custom-shape draw:style-name="gr5" draw:text-style-name="P6" draw:layer="layout" svg:width="1.6cm" svg:height="2.4cm" svg:x="9.8cm" svg:y="1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6" draw:layer="layout" svg:width="2.6cm" svg:height="3.3cm" svg:x="9.3cm" svg:y="1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6" draw:layer="layout" svg:width="3.1cm" svg:height="4.8cm" svg:x="9cm" svg:y="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6" draw:layer="layout" svg:width="0.8cm" svg:height="2cm" svg:x="10.2cm" svg:y="18.6cm">
            <text:p/>
            <draw:enhanced-geometry svg:viewBox="0 0 21600 21600" draw:type="rectangle" draw:enhanced-path="M 0 0 L 21600 0 21600 21600 0 21600 0 0 Z N"/>
          </draw:custom-shape>
        </draw:g>
        <draw:g>
          <draw:custom-shape draw:style-name="gr5" draw:text-style-name="P6" draw:layer="layout" svg:width="1.6cm" svg:height="2.4cm" svg:x="13.3cm" svg:y="1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6" draw:layer="layout" svg:width="2.6cm" svg:height="3.3cm" svg:x="12.8cm" svg:y="1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6" draw:layer="layout" svg:width="3.1cm" svg:height="4.8cm" svg:x="12.5cm" svg:y="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6" draw:layer="layout" svg:width="0.8cm" svg:height="2cm" svg:x="13.7cm" svg:y="18.6cm">
            <text:p/>
            <draw:enhanced-geometry svg:viewBox="0 0 21600 21600" draw:type="rectangle" draw:enhanced-path="M 0 0 L 21600 0 21600 21600 0 21600 0 0 Z N"/>
          </draw:custom-shape>
        </draw:g>
        <draw:g>
          <draw:custom-shape draw:style-name="gr5" draw:text-style-name="P6" draw:layer="layout" svg:width="1.6cm" svg:height="2.4cm" svg:x="16.8cm" svg:y="1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6" draw:layer="layout" svg:width="2.6cm" svg:height="3.3cm" svg:x="16.3cm" svg:y="1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6" draw:layer="layout" svg:width="3.1cm" svg:height="4.8cm" svg:x="16cm" svg:y="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6" draw:layer="layout" svg:width="0.8cm" svg:height="2cm" svg:x="17.2cm" svg:y="18.6cm">
            <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horndale" svg:font-family="Thorndale"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Takri" svg:font-family="'Noto Sans Tak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gradient draw:name="Фигуры"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2T22:25:17.076173318</meta:creation-date>
    <dc:date>2021-10-12T22:50:12.334086286</dc:date>
    <meta:editing-duration>PT4M11S</meta:editing-duration>
    <meta:editing-cycles>3</meta:editing-cycles>
    <meta:generator>LibreOffice/6.4.7.2$Linux_X86_64 LibreOffice_project/40$Build-2</meta:generator>
    <meta:document-statistic meta:object-count="41"/>
  </office:meta>
</office:document-meta>
</file>